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019eb37"/>
    </style:style>
    <style:style style:name="P2" style:family="paragraph" style:parent-style-name="Standard" style:master-page-name="Standard">
      <style:paragraph-properties fo:margin-left="0.5in" fo:margin-right="0in" fo:margin-top="0in" fo:margin-bottom="0in" loext:contextual-spacing="false" fo:text-indent="0in" style:auto-text-indent="false" style:page-number="1"/>
      <style:text-properties style:font-name="Courier" fo:font-size="10pt" officeooo:paragraph-rsid="0019eb37" style:font-size-asian="10pt" style:font-name-complex="Courier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" fo:font-size="10pt" officeooo:paragraph-rsid="0019eb37" style:font-name-asian="Roboto1" style:font-size-asian="10pt" style:font-name-complex="Courier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" fo:font-size="10pt" officeooo:paragraph-rsid="0019eb37" style:font-size-asian="10pt" style:font-name-complex="Courier" style:font-size-complex="10pt"/>
    </style:style>
    <style:style style:name="P5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style:font-name="Courier" fo:font-size="10pt" officeooo:paragraph-rsid="0019eb37" fo:background-color="#ffffff" style:font-name-asian="Roboto1" style:font-size-asian="10pt" style:font-name-complex="Courier" style:font-size-complex="10pt"/>
    </style:style>
    <style:style style:name="P6" style:family="paragraph" style:parent-style-name="Standard">
      <style:paragraph-properties fo:margin-top="0in" fo:margin-bottom="0in" loext:contextual-spacing="false"/>
      <style:text-properties fo:color="#ff0000" style:font-name="Courier" fo:font-size="10pt" officeooo:paragraph-rsid="0019eb37" fo:background-color="#ffffff" style:font-name-asian="Roboto1" style:font-size-asian="10pt" style:font-name-complex="Courier" style:font-size-complex="10pt"/>
    </style:style>
    <style:style style:name="P7" style:family="paragraph" style:parent-style-name="Standard">
      <style:paragraph-properties fo:margin-top="0in" fo:margin-bottom="0in" loext:contextual-spacing="false"/>
      <style:text-properties fo:color="#444444" style:font-name="Courier" fo:font-size="10pt" officeooo:paragraph-rsid="0019eb37" style:font-name-asian="Roboto1" style:font-size-asian="10pt" style:font-name-complex="Courier" style:font-size-complex="10pt"/>
    </style:style>
    <style:style style:name="P8" style:family="paragraph" style:parent-style-name="Standard">
      <style:paragraph-properties fo:margin-top="0in" fo:margin-bottom="0in" loext:contextual-spacing="false"/>
      <style:text-properties fo:color="#444444" style:font-name="Courier" fo:font-size="10pt" officeooo:paragraph-rsid="001aaf21" style:font-name-asian="Roboto1" style:font-size-asian="10pt" style:font-name-complex="Courier" style:font-size-complex="10pt"/>
    </style:style>
    <style:style style:name="P9" style:family="paragraph" style:parent-style-name="Standard" style:list-style-name="L1">
      <style:paragraph-properties fo:margin-top="0in" fo:margin-bottom="0in" loext:contextual-spacing="false"/>
      <style:text-properties fo:color="#444444" style:font-name="Courier" fo:font-size="10pt" officeooo:paragraph-rsid="001aaf21" style:font-name-asian="Roboto1" style:font-size-asian="10pt" style:font-name-complex="Courier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style:font-name="Courier" fo:font-size="10pt" style:text-underline-style="solid" style:text-underline-width="auto" style:text-underline-color="font-color" fo:font-weight="bold" officeooo:paragraph-rsid="0019eb37" fo:background-color="#ffffff" style:font-name-asian="Arial Unicode MS1" style:font-size-asian="10pt" style:font-weight-asian="bold" style:font-name-complex="Courier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style:font-name="Courier" fo:font-size="10pt" officeooo:paragraph-rsid="0019eb37" style:font-size-asian="10pt" style:font-name-complex="Courier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style:font-name="Courier" fo:font-size="10pt" officeooo:paragraph-rsid="001aaf21" style:font-size-asian="10pt" style:font-name-complex="Courier" style:font-size-complex="10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Courier" fo:font-size="14pt" fo:font-weight="bold" officeooo:paragraph-rsid="0019eb37" style:font-size-asian="14pt" style:font-weight-asian="bold" style:font-name-complex="Courier" style:font-size-complex="14pt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urier" fo:font-size="10pt" officeooo:paragraph-rsid="0019eb37" style:font-size-asian="10pt" style:font-name-complex="Courier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1155cc" style:font-name="Roboto" fo:font-size="14pt" style:text-underline-style="solid" style:text-underline-width="auto" style:text-underline-color="font-color" style:font-name-asian="Roboto1" style:font-size-asian="14pt" style:font-name-complex="Roboto1" style:font-size-complex="14pt"/>
    </style:style>
    <style:style style:name="T3" style:family="text">
      <style:text-properties fo:color="#1155cc" style:font-name="Roboto" style:text-underline-style="solid" style:text-underline-width="auto" style:text-underline-color="font-color" style:font-name-asian="Roboto1" style:font-name-complex="Roboto1"/>
    </style:style>
    <style:style style:name="T4" style:family="text">
      <style:text-properties fo:color="#1155cc"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name-asian="Roboto1" style:font-size-asian="12pt" style:font-size-complex="12pt"/>
    </style:style>
    <style:style style:name="T6" style:family="text">
      <style:text-properties fo:color="#1155cc" style:font-name="Courier" fo:font-size="12pt" style:text-underline-style="solid" style:text-underline-width="auto" style:text-underline-color="font-color" style:font-name-asian="Roboto1" style:font-size-asian="12pt" style:font-name-complex="Courier" style:font-size-complex="12pt"/>
    </style:style>
    <style:style style:name="T7" style:family="text">
      <style:text-properties fo:color="#1155cc" style:font-name="Courier" style:text-underline-style="solid" style:text-underline-width="auto" style:text-underline-color="font-color" style:font-name-asian="Roboto1" style:font-name-complex="Courier"/>
    </style:style>
    <style:style style:name="T8" style:family="text">
      <style:text-properties fo:color="#1155cc" style:font-name="Courier" fo:font-size="10pt" style:text-underline-style="solid" style:text-underline-width="auto" style:text-underline-color="font-color" style:font-name-asian="Roboto1" style:font-size-asian="10pt" style:font-name-complex="Courier" style:font-size-complex="10pt"/>
    </style:style>
    <style:style style:name="T9" style:family="text">
      <style:text-properties fo:color="#ff0000"/>
    </style:style>
    <style:style style:name="T10" style:family="text">
      <style:text-properties fo:color="#ff0000" fo:font-size="14pt" style:font-size-asian="14pt" style:font-size-complex="14pt"/>
    </style:style>
    <style:style style:name="T11" style:family="text">
      <style:text-properties fo:color="#ff0000" style:font-name="Roboto" fo:font-size="14pt" style:font-name-asian="Roboto1" style:font-size-asian="14pt" style:font-name-complex="Roboto1" style:font-size-complex="14pt"/>
    </style:style>
    <style:style style:name="T12" style:family="text">
      <style:text-properties fo:color="#ff0000" style:font-name="Roboto" fo:background-color="#ffffff" loext:char-shading-value="0" style:font-name-asian="Roboto1" style:font-name-complex="Roboto1"/>
    </style:style>
    <style:style style:name="T13" style:family="text">
      <style:text-properties fo:color="#ff0000" style:font-name="Roboto" fo:font-style="italic" fo:background-color="#ffffff" loext:char-shading-value="0" style:font-name-asian="Roboto1" style:font-style-asian="italic" style:font-name-complex="Roboto1"/>
    </style:style>
    <style:style style:name="T14" style:family="text">
      <style:text-properties fo:color="#ff0000" style:font-name="Roboto" style:font-name-asian="Roboto1" style:font-name-complex="Roboto1"/>
    </style:style>
    <style:style style:name="T15" style:family="text">
      <style:text-properties fo:color="#ff0000" fo:font-size="12pt" style:font-size-asian="12pt" style:font-size-complex="12pt"/>
    </style:style>
    <style:style style:name="T16" style:family="text">
      <style:text-properties fo:color="#ff0000" fo:background-color="#ffffff" loext:char-shading-value="0" style:font-name-asian="Roboto1"/>
    </style:style>
    <style:style style:name="T17" style:family="text">
      <style:text-properties fo:color="#ff0000" fo:font-style="italic" fo:background-color="#ffffff" loext:char-shading-value="0" style:font-name-asian="Roboto1" style:font-style-asian="italic"/>
    </style:style>
    <style:style style:name="T18" style:family="text">
      <style:text-properties fo:color="#ff0000" style:font-name-asian="Roboto1"/>
    </style:style>
    <style:style style:name="T19" style:family="text">
      <style:text-properties fo:color="#ff0000" style:font-name="Courier" fo:font-size="12pt" style:font-size-asian="12pt" style:font-name-complex="Courier" style:font-size-complex="12pt"/>
    </style:style>
    <style:style style:name="T20" style:family="text">
      <style:text-properties fo:color="#ff0000" style:font-name="Courier" style:font-name-complex="Courier"/>
    </style:style>
    <style:style style:name="T21" style:family="text">
      <style:text-properties fo:color="#ff0000" style:font-name="Courier" fo:font-size="10pt" style:font-size-asian="10pt" style:font-name-complex="Courier" style:font-size-complex="10pt"/>
    </style:style>
    <style:style style:name="T22" style:family="text">
      <style:text-properties style:font-name="Roboto" fo:font-size="14pt" style:text-underline-style="solid" style:text-underline-width="auto" style:text-underline-color="font-color" style:font-name-asian="Roboto1" style:font-size-asian="14pt" style:font-name-complex="Roboto1" style:font-size-complex="14pt"/>
    </style:style>
    <style:style style:name="T23" style:family="text">
      <style:text-properties style:font-name="Roboto" fo:font-size="14pt" style:font-name-asian="Roboto1" style:font-size-asian="14pt" style:font-name-complex="Roboto1" style:font-size-complex="14pt"/>
    </style:style>
    <style:style style:name="T24" style:family="text">
      <style:text-properties style:font-name="Roboto" style:font-name-asian="Roboto1" style:font-name-complex="Roboto1"/>
    </style:style>
    <style:style style:name="T25" style:family="text">
      <style:text-properties style:font-name="Roboto" style:text-underline-style="solid" style:text-underline-width="auto" style:text-underline-color="font-color" style:font-name-asian="Roboto1" style:font-name-complex="Roboto1"/>
    </style:style>
    <style:style style:name="T26" style:family="text">
      <style:text-properties fo:color="#000080" style:font-name="Roboto" fo:font-weight="bold" fo:background-color="#ffffff" loext:char-shading-value="0" style:font-name-asian="Roboto1" style:font-weight-asian="bold" style:font-name-complex="Roboto1"/>
    </style:style>
    <style:style style:name="T27" style:family="text">
      <style:text-properties fo:color="#000080" fo:font-weight="bold" fo:background-color="#ffffff" loext:char-shading-value="0" style:font-name-asian="Roboto1" style:font-weight-asian="bold"/>
    </style:style>
    <style:style style:name="T28" style:family="text">
      <style:text-properties fo:color="#660e7a" style:font-name="Roboto" fo:font-weight="bold" fo:background-color="#ffffff" loext:char-shading-value="0" style:font-name-asian="Roboto1" style:font-weight-asian="bold" style:font-name-complex="Roboto1"/>
    </style:style>
    <style:style style:name="T29" style:family="text">
      <style:text-properties fo:color="#660e7a" style:font-name="Roboto" fo:font-style="italic" fo:font-weight="bold" fo:background-color="#ffffff" loext:char-shading-value="0" style:font-name-asian="Roboto1" style:font-style-asian="italic" style:font-weight-asian="bold" style:font-name-complex="Roboto1"/>
    </style:style>
    <style:style style:name="T30" style:family="text">
      <style:text-properties fo:color="#660e7a" fo:font-weight="bold" fo:background-color="#ffffff" loext:char-shading-value="0" style:font-name-asian="Roboto1" style:font-weight-asian="bold"/>
    </style:style>
    <style:style style:name="T31" style:family="text">
      <style:text-properties fo:color="#660e7a" fo:font-style="italic" fo:font-weight="bold" fo:background-color="#ffffff" loext:char-shading-value="0" style:font-name-asian="Roboto1" style:font-style-asian="italic" style:font-weight-asian="bold"/>
    </style:style>
    <style:style style:name="T32" style:family="text">
      <style:text-properties fo:color="#808000" style:font-name="Roboto" fo:background-color="#ffffff" loext:char-shading-value="0" style:font-name-asian="Roboto1" style:font-name-complex="Roboto1"/>
    </style:style>
    <style:style style:name="T33" style:family="text">
      <style:text-properties fo:color="#808000" fo:background-color="#ffffff" loext:char-shading-value="0" style:font-name-asian="Roboto1"/>
    </style:style>
    <style:style style:name="T34" style:family="text">
      <style:text-properties fo:color="#008000" style:font-name="Roboto" fo:font-weight="bold" fo:background-color="#ffffff" loext:char-shading-value="0" style:font-name-asian="Roboto1" style:font-weight-asian="bold" style:font-name-complex="Roboto1"/>
    </style:style>
    <style:style style:name="T35" style:family="text">
      <style:text-properties fo:color="#008000" fo:font-weight="bold" fo:background-color="#ffffff" loext:char-shading-value="0" style:font-name-asian="Roboto1" style:font-weight-asian="bold"/>
    </style:style>
    <style:style style:name="T36" style:family="text">
      <style:text-properties fo:color="#0000ff" style:font-name="Roboto" fo:background-color="#ffffff" loext:char-shading-value="0" style:font-name-asian="Roboto1" style:font-name-complex="Roboto1"/>
    </style:style>
    <style:style style:name="T37" style:family="text">
      <style:text-properties fo:color="#0000ff" fo:background-color="#ffffff" loext:char-shading-value="0" style:font-name-asian="Roboto1"/>
    </style:style>
    <style:style style:name="T38" style:family="text">
      <style:text-properties fo:color="#444444" style:font-name="Roboto" fo:font-size="14pt" style:font-name-asian="Roboto1" style:font-size-asian="14pt" style:font-name-complex="Roboto1" style:font-size-complex="14pt"/>
    </style:style>
    <style:style style:name="T39" style:family="text">
      <style:text-properties fo:color="#444444" style:font-name="Roboto" style:font-name-asian="Roboto1" style:font-name-complex="Roboto1"/>
    </style:style>
    <style:style style:name="T40" style:family="text">
      <style:text-properties fo:color="#444444" style:font-name="Roboto" fo:font-size="12pt" style:font-name-asian="Roboto1" style:font-size-asian="12pt" style:font-name-complex="Roboto1" style:font-size-complex="12pt"/>
    </style:style>
    <style:style style:name="T41" style:family="text">
      <style:text-properties fo:color="#444444" fo:font-size="12pt" style:font-name-asian="Roboto1" style:font-size-asian="12pt" style:font-size-complex="12pt"/>
    </style:style>
    <style:style style:name="T42" style:family="text">
      <style:text-properties fo:color="#444444" style:font-name-asian="Roboto1"/>
    </style:style>
    <style:style style:name="T43" style:family="text">
      <style:text-properties fo:color="#444444" style:font-name="Courier" fo:font-size="12pt" style:font-name-asian="Roboto1" style:font-size-asian="12pt" style:font-name-complex="Courier" style:font-size-complex="12pt"/>
    </style:style>
    <style:style style:name="T44" style:family="text">
      <style:text-properties fo:color="#444444" style:font-name="Courier" style:font-name-asian="Roboto1" style:font-name-complex="Courier"/>
    </style:style>
    <style:style style:name="T45" style:family="text">
      <style:text-properties fo:color="#444444" style:font-name="Courier" fo:font-size="10pt" style:font-name-asian="Roboto1" style:font-size-asian="10pt" style:font-name-complex="Courier" style:font-size-complex="10pt"/>
    </style:style>
    <style:style style:name="T46" style:family="text">
      <style:text-properties fo:color="#808080" style:font-name="Roboto" fo:font-style="italic" fo:background-color="#ffffff" loext:char-shading-value="0" style:font-name-asian="Roboto1" style:font-style-asian="italic" style:font-name-complex="Roboto1"/>
    </style:style>
    <style:style style:name="T47" style:family="text">
      <style:text-properties fo:color="#808080" fo:font-style="italic" fo:background-color="#ffffff" loext:char-shading-value="0" style:font-name-asian="Roboto1" style:font-style-asian="italic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name-asian="Roboto1"/>
    </style:style>
    <style:style style:name="T50" style:family="text">
      <style:text-properties style:text-underline-style="solid" style:text-underline-width="auto" style:text-underline-color="font-color" style:font-name-asian="Roboto1"/>
    </style:style>
    <style:style style:name="T51" style:family="text">
      <style:text-properties style:font-name="Courier" style:font-name-complex="Courier"/>
    </style:style>
    <style:style style:name="T52" style:family="text">
      <style:text-properties style:font-name="Courier" fo:font-size="12pt" style:font-size-asian="12pt" style:font-name-complex="Courier" style:font-size-complex="12pt"/>
    </style:style>
    <style:style style:name="T53" style:family="text">
      <style:text-properties style:font-name="Courier" fo:font-size="10pt" style:font-size-asian="10pt" style:font-name-complex="Courier" style:font-size-complex="10pt"/>
    </style:style>
    <style:style style:name="T54" style:family="text">
      <style:text-properties fo:background-color="#ffffff" loext:char-shading-value="0"/>
    </style:style>
    <style:style style:name="T55" style:family="text">
      <style:text-properties officeooo:rsid="001aaf21" fo:background-color="#ffffff" loext:char-shading-value="0"/>
    </style:style>
    <style:style style:name="T56" style:family="text">
      <style:text-properties officeooo:rsid="001aaf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>Week 6 <text:span text:style-name="T56">File</text:span></text:p>
      <text:p text:style-name="P13"/>
      <text:p text:style-name="P1"><text:span text:style-name="T53">6.1 Implement Write/Read files to </text:span><text:span text:style-name="T21">internal storage</text:span><text:span text:style-name="T53">. Follow step by step at </text:span><text:a xlink:type="simple" xlink:href="https://goo.gl/Sgshud" text:style-name="Internet_20_link" text:visited-style-name="Visited_20_Internet_20_Link"><text:span text:style-name="T8">https://goo.gl/Sgshud</text:span></text:a><text:span text:style-name="T45"> and Youtube </text:span><text:a xlink:type="simple" xlink:href="https://www.youtube.com/watch?v=50-_rgyu-W4" text:style-name="Internet_20_link" text:visited-style-name="Visited_20_Internet_20_Link"><text:span text:style-name="T8">video</text:span></text:a></text:p>
      <text:p text:style-name="P14"><text:span text:style-name="T42">6.2</text:span><text:span text:style-name="T49"> Create a diary app (1 Activity)</text:span></text:p>
      <text:p text:style-name="P3">6.2.1 One EditText (Input file name)</text:p>
      <text:p text:style-name="P3">6.2.2 One Multiple-line EditText (Input your daily note)</text:p>
      <text:p text:style-name="P3">6.2.3 One Button (Save file to internal storage)</text:p>
      <text:p text:style-name="P4"><text:span text:style-name="T49">6.2.4 Toast shows </text:span><text:span text:style-name="T50">list of all file names <text:s/></text:span></text:p>
      <text:list xml:id="list8293285464662607992" text:style-name="WWNum2">
        <text:list-item>
          <text:p text:style-name="P5">Hint: File files = getFilesDir();</text:p>
        </text:list-item>
      </text:list>
      <text:p text:style-name="P6"/>
      <text:p text:style-name="P10">เฉลย 6.2</text:p>
      <text:p text:style-name="P11"><text:span text:style-name="T27">public class </text:span><text:span text:style-name="T16">MainActivity </text:span><text:span text:style-name="T27">extends </text:span><text:span text:style-name="T16">AppCompatActivity {</text:span></text:p>
      <text:p text:style-name="P6"/>
      <text:p text:style-name="P11"><text:span text:style-name="T16"><text:s text:c="3"/>EditText </text:span><text:span text:style-name="T30">fileNameEdt</text:span><text:span text:style-name="T16">;</text:span></text:p>
      <text:p text:style-name="P11"><text:span text:style-name="T16"><text:s text:c="3"/>EditText </text:span><text:span text:style-name="T30">dataEdt</text:span><text:span text:style-name="T16">;</text:span></text:p>
      <text:p text:style-name="P11"><text:span text:style-name="T16"><text:s text:c="3"/>Button </text:span><text:span text:style-name="T30">saveBtn</text:span><text:span text:style-name="T16">;</text:span></text:p>
      <text:p text:style-name="P11"><text:span text:style-name="T16"><text:s text:c="3"/>String </text:span><text:span text:style-name="T30">fileName </text:span><text:span text:style-name="T16">= </text:span><text:span text:style-name="T35">""</text:span><text:span text:style-name="T16">;</text:span></text:p>
      <text:p text:style-name="P11"><text:span text:style-name="T16"><text:s text:c="3"/>String </text:span><text:span text:style-name="T30">dataToSave </text:span><text:span text:style-name="T16">= </text:span><text:span text:style-name="T35">""</text:span><text:span text:style-name="T16">;</text:span></text:p>
      <text:p text:style-name="P6"/>
      <text:p text:style-name="P11"><text:span text:style-name="T16"><text:s text:c="3"/></text:span><text:span text:style-name="T33">@Override</text:span></text:p>
      <text:p text:style-name="P11"><text:span text:style-name="T33"><text:s text:c="3"/></text:span><text:span text:style-name="T27">protected void </text:span><text:span text:style-name="T16">onCreate(Bundle savedInstanceState) {</text:span></text:p>
      <text:p text:style-name="P11"><text:span text:style-name="T16"><text:s text:c="7"/></text:span><text:span text:style-name="T27">super</text:span><text:span text:style-name="T16">.onCreate(savedInstanceState);</text:span></text:p>
      <text:p text:style-name="P11"><text:span text:style-name="T16"><text:s text:c="7"/>setContentView(R.layout.</text:span><text:span text:style-name="T31">activity_main</text:span><text:span text:style-name="T16">);</text:span></text:p>
      <text:p text:style-name="P6"/>
      <text:p text:style-name="P11"><text:span text:style-name="T16"><text:s text:c="7"/></text:span><text:span text:style-name="T30">fileNameEdt </text:span><text:span text:style-name="T16">= (EditText)findViewById(R.id.</text:span><text:span text:style-name="T31">editText</text:span><text:span text:style-name="T16">);</text:span></text:p>
      <text:p text:style-name="P11"><text:span text:style-name="T16"><text:s text:c="7"/></text:span><text:span text:style-name="T30">dataEdt </text:span><text:span text:style-name="T16">= (EditText)findViewById(R.id.</text:span><text:span text:style-name="T31">editText2</text:span><text:span text:style-name="T16">);</text:span></text:p>
      <text:p text:style-name="P11"><text:span text:style-name="T16"><text:s text:c="7"/></text:span><text:span text:style-name="T30">saveBtn </text:span><text:span text:style-name="T16">= (Button)findViewById(R.id.</text:span><text:span text:style-name="T31">button</text:span><text:span text:style-name="T16">);</text:span></text:p>
      <text:p text:style-name="P6"/>
      <text:p text:style-name="P11"><text:span text:style-name="T16"><text:s text:c="7"/></text:span><text:span text:style-name="T30">saveBtn</text:span><text:span text:style-name="T16">.setOnClickListener(</text:span><text:span text:style-name="T27">new </text:span><text:span text:style-name="T16">View.OnClickListener() {</text:span></text:p>
      <text:p text:style-name="P11"><text:span text:style-name="T16"><text:s text:c="11"/></text:span><text:span text:style-name="T33">@Override</text:span></text:p>
      <text:p text:style-name="P11"><text:span text:style-name="T33"><text:s text:c="11"/></text:span><text:span text:style-name="T27">public void </text:span><text:span text:style-name="T16">onClick(View view) {</text:span></text:p>
      <text:p text:style-name="P6"><text:s text:c="15"/>Context context = getApplicationContext();</text:p>
      <text:p text:style-name="P11"><text:span text:style-name="T16"><text:s text:c="15"/></text:span><text:span text:style-name="T30">fileName </text:span><text:span text:style-name="T16">= </text:span><text:span text:style-name="T30">fileNameEdt</text:span><text:span text:style-name="T16">.getText().toString();</text:span></text:p>
      <text:p text:style-name="P11"><text:span text:style-name="T16"><text:s text:c="15"/></text:span><text:span text:style-name="T30">dataToSave </text:span><text:span text:style-name="T16">= </text:span><text:span text:style-name="T30">dataEdt</text:span><text:span text:style-name="T16">.getText().toString();</text:span></text:p>
      <text:p text:style-name="P11"><text:span text:style-name="T16"><text:s text:c="15"/></text:span><text:span text:style-name="T27">try </text:span><text:span text:style-name="T16">{</text:span></text:p>
      <text:p text:style-name="P11"><text:span text:style-name="T16"><text:s text:c="19"/></text:span><text:span text:style-name="T47">//Save file</text:span></text:p>
      <text:p text:style-name="P12"><text:span text:style-name="T47"><text:s text:c="19"/></text:span><text:span text:style-name="T16">FileOutputStream os = openFileOutput(</text:span><text:span text:style-name="T30">fileName</text:span><text:span text:style-name="T16">, <text:tab/><text:tab/><text:tab/></text:span></text:p>
      <text:p text:style-name="P12"><text:span text:style-name="T16"><text:tab/><text:tab/><text:tab/> context.</text:span><text:span text:style-name="T31">MODE_PRIVATE</text:span><text:span text:style-name="T16">);</text:span></text:p>
      <text:p text:style-name="P11"><text:span text:style-name="T16"><text:s text:c="19"/>os.write(</text:span><text:span text:style-name="T30">dataToSave</text:span><text:span text:style-name="T16">.getBytes());</text:span></text:p>
      <text:p text:style-name="P6"><text:s text:c="19"/>os.close();</text:p>
      <text:p text:style-name="P6"/>
      <text:p text:style-name="P11"><text:span text:style-name="T16"><text:s text:c="19"/></text:span><text:span text:style-name="T47">//Get name of saving files</text:span></text:p>
      <text:p text:style-name="P11"><text:span text:style-name="T47"><text:s text:c="19"/></text:span><text:span text:style-name="T16">File dir = getFilesDir();</text:span></text:p>
      <text:p text:style-name="P6"><text:soft-page-break/><text:s text:c="19"/>File[] fileArr = dir.listFiles();</text:p>
      <text:p text:style-name="P11"><text:span text:style-name="T16"><text:s text:c="19"/>StringBuilder strb = </text:span><text:span text:style-name="T27">new </text:span><text:span text:style-name="T16">StringBuilder();</text:span></text:p>
      <text:p text:style-name="P11"><text:span text:style-name="T16"><text:s text:c="19"/></text:span><text:span text:style-name="T27">for</text:span><text:span text:style-name="T16">(</text:span><text:span text:style-name="T27">int </text:span><text:span text:style-name="T16">i=</text:span><text:span text:style-name="T37">0</text:span><text:span text:style-name="T16">; i&lt;fileArr.</text:span><text:span text:style-name="T30">length</text:span><text:span text:style-name="T16">; i++)</text:span></text:p>
      <text:p text:style-name="P6"><text:s text:c="19"/>{</text:p>
      <text:p text:style-name="P6"><text:s text:c="23"/>String fileName = fileArr[i].getName();</text:p>
      <text:p text:style-name="P6"><text:s text:c="23"/>strb.append(fileName);</text:p>
      <text:p text:style-name="P11"><text:span text:style-name="T16"><text:s text:c="23"/>strb.append(</text:span><text:span text:style-name="T35">" , "</text:span><text:span text:style-name="T16">);</text:span></text:p>
      <text:p text:style-name="P6"><text:s text:c="19"/>}</text:p>
      <text:p text:style-name="P6"/>
      <text:p text:style-name="P6"><text:s text:c="19"/>String listFiles = strb.toString();</text:p>
      <text:p text:style-name="P11"><text:span text:style-name="T16"><text:s text:c="19"/>Toast t = Toast.</text:span><text:span text:style-name="T17">makeText</text:span><text:span text:style-name="T16">(context,listFiles,Toast.</text:span><text:span text:style-name="T31">LENGTH_LONG</text:span><text:span text:style-name="T16">);</text:span></text:p>
      <text:p text:style-name="P6"><text:s text:c="19"/>t.show();</text:p>
      <text:p text:style-name="P6"/>
      <text:p text:style-name="P6"><text:s text:c="15"/>}</text:p>
      <text:p text:style-name="P11"><text:span text:style-name="T16"><text:s text:c="15"/></text:span><text:span text:style-name="T27">catch</text:span><text:span text:style-name="T16">(IOException e){</text:span></text:p>
      <text:p text:style-name="P6"><text:s text:c="19"/>e.printStackTrace();</text:p>
      <text:p text:style-name="P6"><text:s text:c="15"/>}</text:p>
      <text:p text:style-name="P6"><text:s text:c="11"/>}</text:p>
      <text:p text:style-name="P6"><text:s text:c="7"/>});</text:p>
      <text:p text:style-name="P6"><text:s text:c="3"/>}</text:p>
      <text:p text:style-name="P6">}</text:p>
      <text:p text:style-name="P6"/>
      <text:p text:style-name="P7"/>
      <text:p text:style-name="P11"><text:span text:style-name="T42">6.3 Implement Write/Read files to </text:span><text:span text:style-name="T18">external storage</text:span></text:p>
      <text:p text:style-name="P7"/>
      <text:p text:style-name="P7">Note.</text:p>
      <text:p text:style-name="P8">For access saving files in emulator</text:p>
      <text:list xml:id="list2345420696707700143" text:style-name="L1">
        <text:list-item>
          <text:p text:style-name="P9">Open Terminal <text:span text:style-name="T56">at </text:span>Finder &gt; Applications &gt; Utilities &gt; Terminal</text:p>
          <text:list>
            <text:list-item>
              <text:p text:style-name="P9">Type “cd /Users/admin/Library/Android/sdk/platform-tools”</text:p>
            </text:list-item>
            <text:list-item>
              <text:p text:style-name="P9"><text:span text:style-name="T54">Type “./adb pull /data/data/[your app </text:span><text:span text:style-name="T55">package name</text:span><text:span text:style-name="T54">]/files/[your file name]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08:49:16.324757785</dc:date>
    <meta:editing-duration>PT4M4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223" meta:character-count="2421" meta:non-whitespace-character-count="1691"/>
  </office:meta>
</office:document-meta>
</file>